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0_13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0 May 1853</text:p>
      <text:p text:style-name="P2">Month<text:tab/><text:tab/><text:tab/><text:tab/><text:tab/><text:tab/>May</text:p>
      <text:p text:style-name="P2">Year<text:tab/><text:tab/><text:tab/><text:tab/><text:tab/><text:tab/>1853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photocopy of the manuscript, along with a typewritten transcription, is available in Box 19, FF 2.</text:p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4"><text:span text:style-name="T1">Philadelphia 20</text:span><text:span text:style-name="T2">th</text:span><text:span text:style-name="T1"> May 1853/</text:span></text:p>
      <text:p text:style-name="P2">My dear Madam/</text:p>
      <text:p text:style-name="P2"><text:span text:style-name="T1"><text:tab/>Through Miss Louisa I have received on several/ occasions your kind remembrances which I with pleasure now/ return. <text:s/>In your last however there was a paragraph/ where you expressed a desire that I should offer to your/ children (in whose Jewish religious training I am happy/ to learn you are so interested) some explanations on/ matters which </text:span><text:span text:style-name="T3">we</text:span><text:span text:style-name="T4"> regard as essential to the maintenance/ of our nationality and the discharge of our duties towards/ God. <text:s/>It affords me gratification to comply with it,/ since you trust that my words may prove [crossed-out: of some]/ useful, your daughter's remarks touching the Sabbath/ are strictly logical. <text:s/>That command is the pivot on/ which all our ceremonial observances turn: Not only/ it claims priority to all others, it being coeval with/ creation, but it is the clearest evidence we can give/ of the truth of Israel's mission. <text:s/>If asked what renders/ it thus: we shall answer with the Prophet “It is/</text:span></text:p>
      <text:p text:style-name="P5"/>
      <text:p text:style-name="P5">[Page 2]</text:p>
      <text:p text:style-name="P5">a sigh between us and our Divine Protector” who rescued/ our fathers by extraordinary deeds, from Egyptian paganism/ and Egyptian barbarities, that He is the Author of creation,/ and that to preserve us as his living witnesses, He has/ altered and will alter, if needful, the laws of nature./ <text:s/>When we accurately read the Bible, we find that, with/ the exception of the moral tenets, that inspired/ book <text:soft-page-break/>mostly dwells on the necessity of observing/ that sacred day. <text:s/>But although we may safely/ assert that the Sabbath has precedence to all/ ceremonial precepts, still it would be presumptuous/ in us to define which among the other observances/ is most important, and which may be considered/ secondary./</text:p>
      <text:p text:style-name="P5">They all spring from the same source of wisdom,/ and as our Rabbies[sic] say, we have been left/ ignorant of the reward attached to the respective/</text:p>
      <text:p text:style-name="P5"/>
      <text:p text:style-name="P5">[Page 3]</text:p>
      <text:p text:style-name="P5">precepts, that we might perform them all/ with the same zeal and alacrity./</text:p>
      <text:p text:style-name="P5">We may be allowed to ascribe certain reasons/ for their enactment, but we must never lose/ sight of the most weighty one, which his, that/ those behests are intended to particularize/ us from the rest of mankind, not to be the/ recipients of the transient goods of the world,/ but to devote us continually to the service/ of the Deity, by repressing our appetites, by/ restraining our passions and correcting/ our evil inclinations./</text:p>
      <text:p text:style-name="P5">For we are and hope with the grace of/ God ever to remain the true descendants/ of Abraham, through whom the whole/ earth shall ultimately be blessed. <text:s/>“And ye/ shall be to me a Kingdom of priests and a/ holy nation.”/</text:p>
      <text:p text:style-name="P5"><text:tab/>I have perused your daughter's composition/</text:p>
      <text:p text:style-name="P5"/>
      <text:p text:style-name="P5">[Page 4]</text:p>
      <text:p text:style-name="P5">on “Style” and coincide with her teacher/ about its merit./</text:p>
      <text:p text:style-name="P5">Be certain that I am concerned in the religious/ and moral progress of your dear ones,/ because they also will one day in their turn/ be fathers and mothers in Israel, and/ to be such in proper spirit, they must/ early imbibe correct principles./</text:p>
      <text:p text:style-name="P5"><text:tab/>yours respectfully/</text:p>
      <text:p text:style-name="P5"><text:tab/><text:tab/>S Morais/</text:p>
      <text:p text:style-name="P5">31 New S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1T10:31:15</meta:creation-date>
    <dc:date>2012-03-15T11:34:27.62</dc:date>
    <dc:language>en-US</dc:language>
    <meta:editing-cycles>4</meta:editing-cycles>
    <meta:editing-duration>PT00H12M16S</meta:editing-duration>
    <dc:creator>Penn Libraries</dc:creator>
    <meta:document-statistic meta:table-count="0" meta:image-count="0" meta:object-count="0" meta:page-count="3" meta:paragraph-count="79" meta:word-count="697" meta:character-count="4347"/>
    <meta:user-defined meta:name="Info 1"/>
    <meta:user-defined meta:name="Info 2"/>
    <meta:user-defined meta:name="Info 3"/>
    <meta:user-defined meta:name="Info 4"/>
  </office:meta>
</office:document-meta>
</file>